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6.238cm" fo:margin-left="-0.199cm" fo:margin-top="0cm" fo:margin-bottom="0cm" table:align="left" style:writing-mode="lr-tb"/>
    </style:style>
    <style:style style:name="Tableau1.A" style:family="table-column">
      <style:table-column-properties style:column-width="3.247cm"/>
    </style:style>
    <style:style style:name="Tableau1.B" style:family="table-column">
      <style:table-column-properties style:column-width="3.246cm"/>
    </style:style>
    <style:style style:name="Tableau1.D" style:family="table-column">
      <style:table-column-properties style:column-width="3.24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-left="0.5pt solid #00000a" fo:border-right="none" fo:border-top="0.5pt solid #00000a" fo:border-bottom="none"/>
    </style:style>
    <style:style style:name="Tableau1.B1" style:family="table-cell">
      <style:table-cell-properties fo:padding-left="0.199cm" fo:padding-right="0.191cm" fo:padding-top="0cm" fo:padding-bottom="0cm" fo:border-left="none" fo:border-right="none" fo:border-top="0.5pt solid #00000a" fo:border-bottom="none"/>
    </style:style>
    <style:style style:name="Tableau1.E1" style:family="table-cell">
      <style:table-cell-properties fo:padding-left="0.199cm" fo:padding-right="0.191cm" fo:padding-top="0cm" fo:padding-bottom="0cm" fo:border-left="none" fo:border-right="0.5pt solid #00000a" fo:border-top="0.5pt solid #00000a" fo:border-bottom="none"/>
    </style:style>
    <style:style style:name="Tableau1.A2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eau1.B2" style:family="table-cell">
      <style:table-cell-properties fo:padding-left="0.199cm" fo:padding-right="0.191cm" fo:padding-top="0cm" fo:padding-bottom="0cm" fo:border-left="none" fo:border-right="none" fo:border-top="none" fo:border-bottom="0.5pt solid #00000a"/>
    </style:style>
    <style:style style:name="Tableau1.E2" style:family="table-cell">
      <style:table-cell-properties fo:padding-left="0.199cm" fo:padding-right="0.191cm" fo:padding-top="0cm" fo:padding-bottom="0cm" fo:border-left="none" fo:border-right="0.5pt solid #00000a" fo:border-top="none" fo:border-bottom="0.5pt solid #00000a"/>
    </style:style>
    <style:style style:name="P1" style:family="paragraph" style:parent-style-name="Text_20_body">
      <style:paragraph-properties fo:line-height="115%" fo:text-align="justify" style:justify-single-word="false"/>
    </style:style>
    <style:style style:name="P2" style:family="paragraph" style:parent-style-name="Text_20_body">
      <style:text-properties officeooo:paragraph-rsid="0009fb09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Heading_20_3">
      <style:text-properties fo:font-weight="normal" officeooo:paragraph-rsid="000de69e" style:font-weight-asian="normal" style:font-weight-complex="normal"/>
    </style:style>
    <style:style style:name="P6" style:family="paragraph" style:parent-style-name="Heading_20_3">
      <style:text-properties fo:font-weight="normal" officeooo:rsid="000de69e" officeooo:paragraph-rsid="000de69e" style:font-weight-asian="normal" style:font-weight-complex="normal"/>
    </style:style>
    <style:style style:name="P7" style:family="paragraph" style:parent-style-name="Heading_20_3">
      <style:text-properties fo:font-weight="normal" officeooo:rsid="000ef988" officeooo:paragraph-rsid="000ef988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line-height="115%" fo:text-align="justify" style:justify-single-word="false"/>
      <style:text-properties fo:language="en" fo:country="US"/>
    </style:style>
    <style:style style:name="P11" style:family="paragraph" style:parent-style-name="Standard">
      <style:paragraph-properties fo:line-height="115%" fo:text-align="justify" style:justify-single-word="false"/>
      <style:text-properties fo:language="en" fo:country="US" fo:font-style="italic" style:font-style-asian="italic"/>
    </style:style>
    <style:style style:name="P12" style:family="paragraph" style:parent-style-name="Standard">
      <style:paragraph-properties fo:line-height="115%" fo:text-align="justify" style:justify-single-word="false"/>
      <style:text-properties fo:language="en" fo:country="US" fo:font-style="italic" officeooo:rsid="00113417" officeooo:paragraph-rsid="00113417" style:font-style-asian="italic"/>
    </style:style>
    <style:style style:name="P13" style:family="paragraph" style:parent-style-name="Standard">
      <style:paragraph-properties fo:line-height="115%" fo:text-align="justify" style:justify-single-word="false"/>
      <style:text-properties fo:language="en" fo:country="US" fo:font-weight="bold" style:font-weight-asian="bold"/>
    </style:style>
    <style:style style:name="P14" style:family="paragraph" style:parent-style-name="Standard">
      <style:paragraph-properties fo:line-height="115%" fo:text-align="justify" style:justify-single-word="false"/>
      <style:text-properties fo:language="en" fo:country="US" officeooo:rsid="00126a9f" officeooo:paragraph-rsid="00126a9f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09fb09" officeooo:paragraph-rsid="0009fb09"/>
    </style:style>
    <style:style style:name="P16" style:family="paragraph" style:parent-style-name="Standard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0ef988" officeooo:paragraph-rsid="000ef988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0f5c95" officeooo:paragraph-rsid="000f5c95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13417" officeooo:paragraph-rsid="00113417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126a9f" officeooo:paragraph-rsid="00126a9f"/>
    </style:style>
    <style:style style:name="P21" style:family="paragraph" style:parent-style-name="Standard" style:master-page-name="Standard">
      <style:paragraph-properties fo:line-height="115%" fo:text-align="justify" style:justify-single-word="false" style:page-number="auto"/>
    </style:style>
    <style:style style:name="T1" style:family="text"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6" style:family="text">
      <style:text-properties fo:language="en" fo:country="US" fo:font-style="italic" fo:font-weight="normal" officeooo:rsid="0009fb09" style:font-style-asian="italic" style:font-weight-asian="normal" style:font-weight-complex="normal"/>
    </style:style>
    <style:style style:name="T7" style:family="text">
      <style:text-properties fo:language="en" fo:country="US" fo:font-style="italic" fo:font-weight="normal" officeooo:rsid="000bf4c6" style:font-style-asian="italic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fb09" style:font-weight-asian="normal" style:font-weight-complex="normal"/>
    </style:style>
    <style:style style:name="T10" style:family="text">
      <style:text-properties officeooo:rsid="000de69e"/>
    </style:style>
    <style:style style:name="T11" style:family="text">
      <style:text-properties officeooo:rsid="000ef988"/>
    </style:style>
    <style:style style:name="T12" style:family="text">
      <style:text-properties style:font-name="Times New Roman" fo:font-size="10pt" style:font-size-asian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PROFESSIONAL ENGLISH: APPLYING FOR A JOB</text:span></text:p>
      <text:p text:style-name="P9"/>
      <text:p text:style-name="P8"><text:span text:style-name="T2">I. Writing up your résumé or CV</text:span></text:p>
      <text:p text:style-name="P8"><text:span text:style-name="T3">1. What should a CV or résumé in English include?</text:span></text:p>
      <text:p text:style-name="P8"><text:span text:style-name="T3"/></text:p>
      <text:p text:style-name="P15"><text:span text:style-name="T3">PERSONAL DATA</text:span></text:p>
      <text:p text:style-name="P1"><text:span text:style-name="Strong_20_Emphasis"><text:span text:style-name="T5">- Date of birth / Age : <text:s/>UK, n</text:span></text:span><text:span text:style-name="Strong_20_Emphasis"><text:span text:style-name="T6">ot</text:span></text:span><text:span text:style-name="Strong_20_Emphasis"><text:span text:style-name="T5"> US</text:span></text:span></text:p>
      <text:p text:style-name="P2"><text:span text:style-name="Strong_20_Emphasis"><text:span text:style-name="T8">- Nationality : </text:span></text:span><text:span text:style-name="Strong_20_Emphasis"><text:span text:style-name="T9">U</text:span></text:span><text:span text:style-name="Strong_20_Emphasis"><text:span text:style-name="T5">K, n</text:span></text:span><text:span text:style-name="Strong_20_Emphasis"><text:span text:style-name="T6">ot</text:span></text:span><text:span text:style-name="Strong_20_Emphasis"><text:span text:style-name="T5"> US</text:span></text:span></text:p>
      <text:p text:style-name="P2"><text:span text:style-name="Strong_20_Emphasis"><text:span text:style-name="T8">- Sex : <text:s/>U</text:span></text:span><text:span text:style-name="Strong_20_Emphasis"><text:span text:style-name="T5">K, n</text:span></text:span><text:span text:style-name="Strong_20_Emphasis"><text:span text:style-name="T6">ot</text:span></text:span><text:span text:style-name="Strong_20_Emphasis"><text:span text:style-name="T5"> US</text:span></text:span></text:p>
      <text:p text:style-name="P2"><text:span text:style-name="Strong_20_Emphasis"><text:span text:style-name="T8">- Marital Status : <text:s/>U</text:span></text:span><text:span text:style-name="Strong_20_Emphasis"><text:span text:style-name="T5">K, n</text:span></text:span><text:span text:style-name="Strong_20_Emphasis"><text:span text:style-name="T6">ot</text:span></text:span><text:span text:style-name="Strong_20_Emphasis"><text:span text:style-name="T5"> US</text:span></text:span></text:p>
      <text:p text:style-name="P2"><text:span text:style-name="Strong_20_Emphasis"><text:span text:style-name="T5">-</text:span></text:span><text:span text:style-name="Strong_20_Emphasis"><text:span text:style-name="T7">no picture</text:span></text:span></text:p>
      <text:p text:style-name="P16">-<text:span text:style-name="T10">it's good to make a short description of our professional objective</text:span></text:p>
      <text:p text:style-name="P16"/>
      <text:p text:style-name="P16"/>
      <text:p text:style-name="P16"><text:s/><text:span text:style-name="T10">EDUCATION</text:span></text:p>
      <text:p text:style-name="P1"><text:span text:style-name="Strong_20_Emphasis">Quelques équivalences :</text:span></text:p>
      <text:list xml:id="list2023296026829379527" text:style-name="L2">
        <text:list-item>
          <text:p text:style-name="P4">Baccalauréat : High School Diploma (US) / British A-levels (GB) </text:p>
        </text:list-item>
        <text:list-item>
          <text:p text:style-name="P4">Bac + 4 (US) : « Bachelor degree » </text:p>
        </text:list-item>
        <text:list-item>
          <text:p text:style-name="P4">Bac + 5 (US) : « Master degree » </text:p>
        </text:list-item>
        <text:list-item>
          <text:p text:style-name="P4">BTS: Two-year technical degree </text:p>
        </text:list-item>
        <text:list-item>
          <text:p text:style-name="P4">DEUG (de sciences): Two-year university degree (in science) </text:p>
        </text:list-item>
        <text:list-item>
          <text:p text:style-name="P4">Maîtrise: Master’s Degree </text:p>
        </text:list-item>
        <text:list-item>
          <text:p text:style-name="P4">DEA: Postgraduate degree (1 year) following my master </text:p>
        </text:list-item>
        <text:list-item>
          <text:p text:style-name="P4">Doctorat: Ph. D. </text:p>
        </text:list-item>
        <text:list-item>
          <text:p text:style-name="P4">Classe préparatoire: two-year intensive program preparing for the national competitive exam for entry to business / engineering schools </text:p>
        </text:list-item>
        <text:list-item>
          <text:p text:style-name="P3">Grande Ecole: Top School (ex: Polytechnique diploma = Top French engineer school) </text:p>
        </text:list-item>
      </text:list>
      <text:p text:style-name="Text_20_body"/>
      <text:p text:style-name="Text_20_body">Language and skills </text:p>
      <text:h text:style-name="P5" text:outline-level="3">WORK EXPERIENC<text:span text:style-name="T10">E</text:span></text:h>
      <text:h text:style-name="P6" text:outline-level="3"><text:span text:style-name="T11">H</text:span>OBBIES</text:h>
      <text:h text:style-name="P7" text:outline-level="3">REFERENCES (2)</text:h>
      <text:h text:style-name="P6" text:outline-level="3"/>
      <text:h text:style-name="P5" text:outline-level="3"><text:soft-page-break/></text:h>
      <text:p text:style-name="Text_20_body"/>
      <text:p text:style-name="P1"/>
      <text:p text:style-name="P16"/>
      <text:p text:style-name="P10"/>
      <text:p text:style-name="P8"><text:span text:style-name="T3">2. How should you introduce your past / ongoing work experiences and education?</text:span></text:p>
      <text:p text:style-name="P17"><text:span text:style-name="T3">From the <text:s/>more recent to the older</text:span></text:p>
      <text:p text:style-name="P10"/>
      <text:p text:style-name="P8"><text:span text:style-name="T3">3. What is the best organisation for a CV?</text:span></text:p>
      <text:p text:style-name="P18"><text:span text:style-name="T3">It depends, if you are young and inexperimented, put the education before the work experiences</text:span></text:p>
      <text:p text:style-name="P10"/>
      <text:p text:style-name="P8"><text:span text:style-name="T3">4. Write down words and expressions you may find useful when writing up </text:span><text:span text:style-name="T4">your</text:span><text:span text:style-name="T3"> CV. A list of verbs is available to help you. 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 table:number-columns-repeated="2"/>
        <table:table-row table:style-name="Tableau1.1">
          <table:table-cell table:style-name="Tableau1.A1" office:value-type="string">
            <text:p text:style-name="P11"/>
            <text:p text:style-name="P11"><text:span text:style-name="T12">controlled</text:span></text:p>
            <text:p text:style-name="P11"><text:span text:style-name="T12">converted</text:span></text:p>
            <text:p text:style-name="P12"><text:span text:style-name="T12">led</text:span></text:p>
            <text:p text:style-name="P12"><text:span text:style-name="T12">supervised</text:span></text:p>
            <text:p text:style-name="P12"><text:span text:style-name="T12"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1.B1" office:value-type="string">
            <text:p text:style-name="P12"><text:span text:style-name="T12">consulted</text:span></text:p>
            <text:p text:style-name="P12"><text:span text:style-name="T12">explained</text:span></text:p>
            <text:p text:style-name="P12"><text:span text:style-name="T12">incorporated</text:span></text:p>
            <text:p text:style-name="P12"><text:span text:style-name="T12">wrote</text:span></text:p>
            <text:p text:style-name="P12"><text:span text:style-name="T12">proposed</text:span></text:p>
            <text:p text:style-name="P12"><text:span text:style-name="T12">translated</text:span></text:p>
            <text:p text:style-name="P12"><text:span text:style-name="T12">rearranged</text:span></text:p>
            <text:p text:style-name="P12"><text:span text:style-name="T12"/></text:p>
            <text:p text:style-name="P12"><text:span text:style-name="T12"/></text:p>
          </table:table-cell>
          <table:table-cell table:style-name="Tableau1.B1" office:value-type="string">
            <text:p text:style-name="P12"><text:span text:style-name="T12">Rearranged</text:span></text:p>
            <text:p text:style-name="P12"><text:span text:style-name="T12">analyzed</text:span></text:p>
            <text:p text:style-name="P12"><text:span text:style-name="T12">clarified</text:span></text:p>
            <text:p text:style-name="P12"><text:span text:style-name="T12">detected</text:span></text:p>
            <text:p text:style-name="P12"><text:span text:style-name="T12">examined</text:span></text:p>
            <text:p text:style-name="P12"><text:span text:style-name="T12">evaluated</text:span></text:p>
            <text:p text:style-name="P12"><text:span text:style-name="T12">diagnosed</text:span></text:p>
            <text:p text:style-name="P12"><text:span text:style-name="T12">measured</text:span></text:p>
            <text:p text:style-name="P12"><text:span text:style-name="T12">organized</text:span></text:p>
            <text:p text:style-name="P12"><text:span text:style-name="T12">tested</text:span></text:p>
            <text:p text:style-name="P12"><text:span text:style-name="T12">computed</text:span></text:p>
            <text:p text:style-name="P12"><text:span text:style-name="T12">constructed</text:span></text:p>
            <text:p text:style-name="P12"><text:span text:style-name="T12">developed</text:span></text:p>
            <text:p text:style-name="P12"><text:span text:style-name="T12">installed</text:span></text:p>
            <text:p text:style-name="P12"><text:span text:style-name="T12">surveyed</text:span></text:p>
            <text:p text:style-name="P12"><text:span text:style-name="T12">remodeled</text:span></text:p>
            <text:p text:style-name="P12"><text:span text:style-name="T12">solved</text:span></text:p>
            <text:p text:style-name="P12"><text:span text:style-name="T12">upgraded</text:span></text:p>
          </table:table-cell>
          <table:table-cell table:style-name="Tableau1.B1" office:value-type="string">
            <text:p text:style-name="P12">Assisted</text:p>
            <text:p text:style-name="P12">counceled</text:p>
            <text:p text:style-name="P12">guided</text:p>
          </table:table-cell>
          <table:table-cell table:style-name="Tableau1.E1" office:value-type="string">
            <text:p text:style-name="P12">Achieved</text:p>
            <text:p text:style-name="P12"/>
            <text:p text:style-name="P12"/>
            <text:p text:style-name="P12"/>
            <text:p text:style-name="P12"/>
            <text:p text:style-name="P12"/>
            <text:p text:style-name="P12">compiled</text:p>
            <text:p text:style-name="P12">coded</text:p>
            <text:p text:style-name="P12">logged</text:p>
            <text:p text:style-name="P12"/>
          </table:table-cell>
        </table:table-row>
        <table:table-row table:style-name="Tableau1.1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/>
          </table:table-cell>
        </table:table-row>
      </table:table>
      <text:p text:style-name="P11"/>
      <text:p text:style-name="P8"><text:span text:style-name="T3">5. Can you think of other useful tips?</text:span></text:p>
      <text:p text:style-name="P19"><text:span text:style-name="T3">Latex : to put my CV in forms</text:span></text:p>
      <text:p text:style-name="P13"/>
      <text:p text:style-name="P8"><text:span text:style-name="T3">6. Work in pairs. Swap CVs with your partner, correct his/her CV and suggest how it could be improved using the advice discussed in class. </text:span></text:p>
      <text:p text:style-name="P11"/>
      <text:p text:style-name="P11"/>
      <text:p text:style-name="P8"><text:span text:style-name="T2">II. Writing up a cover letter</text:span></text:p>
      <text:p text:style-name="P8"><text:soft-page-break/><text:span text:style-name="T3">1. What do you know about the salutation and complimentary close a cover letter should include?</text:span></text:p>
      <text:p text:style-name="P20"><text:span text:style-name="T3">Not hello : Dear Sir or Madam or Mrs Married, Miss NotMarried, Ms I-dont-know-if-you-are-married or Manager</text:span></text:p>
      <text:p text:style-name="P20"><text:span text:style-name="T3"/></text:p>
      <text:p text:style-name="P20"><text:span text:style-name="T3"/></text:p>
      <text:p text:style-name="P20"><text:span text:style-name="T3">finish:</text:span></text:p>
      <text:p text:style-name="P20"><text:span text:style-name="T3">yours sincerely (for miss), / yous faithfully (for madam)</text:span></text:p>
      <text:p text:style-name="P10"/>
      <text:p text:style-name="P8"><text:span text:style-name="T3">2. What is the structure of a cover letter</text:span><text:bookmark text:name="_GoBack"/><text:span text:style-name="T3">?</text:span></text:p>
      <text:p text:style-name="P10"/>
      <text:p text:style-name="P14">Your address, destination, date, subject </text:p>
      <text:p text:style-name="P10"/>
      <text:p text:style-name="P8"><text:span text:style-name="T3">3. Work in pairs. Swap letters with your partner, correct his/her letter and suggest how it could be improved.</text:span></text:p>
      <text:p text:style-name="P11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" fo:font-family="Times" style:font-family-generic="roman" style:font-pitch="variable" fo:font-size="13.5pt" fo:language="en" fo:country="GB" fo:font-weight="bold" style:font-size-asian="13.5pt" style:font-weight-asian="bold" style:font-size-complex="13.5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GB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GB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p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GB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style:font-name="Times" fo:font-family="Times" style:font-family-generic="roman" style:font-pitch="variable" fo:font-size="13.5pt" fo:language="en" fo:country="GB" fo:font-weight="bold" style:font-size-asian="13.5pt" style:font-weight-asian="bold" style:font-size-complex="13.5pt" style:font-weight-complex="bold"/>
    </style:style>
    <style:style style:name="Titre_20_5_20_Car" style:display-name="Titre 5 Car" style:family="text" style:parent-style-name="Default_20_Paragraph_20_Font">
      <style:text-properties style:font-name="Times" fo:font-family="Times" style:font-family-generic="roman" style:font-pitch="variable" fo:font-size="10pt" fo:language="en" fo:country="GB" fo:font-weight="bold" style:font-size-asian="10pt" style:font-weight-asian="bold" style:font-size-complex="10pt" style:font-weight-complex="bold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d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townend</meta:initial-creator>
    <meta:editing-cycles>53</meta:editing-cycles>
    <meta:creation-date>2014-01-13T11:04:00</meta:creation-date>
    <dc:date>2016-02-26T15:18:33.995000000</dc:date>
    <meta:editing-duration>PT1H16M54S</meta:editing-duration>
    <meta:generator>LibreOffice/4.4.5.2$Windows_x86 LibreOffice_project/a22f674fd25a3b6f45bdebf25400ed2adff0ff99</meta:generator>
    <meta:document-statistic meta:table-count="1" meta:image-count="0" meta:object-count="0" meta:page-count="3" meta:paragraph-count="78" meta:word-count="399" meta:character-count="2323" meta:non-whitespace-character-count="19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